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text-properties fo:font-weight="bold" style:font-weight-asian="bold" style:font-weight-complex="bold"/>
    </style:style>
    <style:style style:name="P13" style:family="paragraph" style:parent-style-name="Text_20_body" style:list-style-name="L6">
      <style:text-properties fo:font-weight="bold"/>
    </style:style>
    <style:style style:name="P14" style:family="paragraph" style:parent-style-name="Text_20_body" style:list-style-name="L6">
      <style:text-properties fo:font-weight="bold" style:font-weight-asian="normal" style:font-weight-complex="normal"/>
    </style:style>
    <style:style style:name="P15" style:family="paragraph" style:parent-style-name="Text_20_body" style:list-style-name="L6">
      <style:text-properties fo:font-weight="normal" style:font-weight-asian="normal" style:font-weight-complex="normal"/>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able_20_Contents" style:list-style-name="L13"/>
    <style:style style:name="P27" style:family="paragraph" style:parent-style-name="Preformatted_20_Text" style:list-style-name="L10"/>
    <style:style style:name="P28" style:family="paragraph" style:parent-style-name="Preformatted_20_Text" style:list-style-name="L11"/>
    <style:style style:name="P2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development release, version 1.1.3</text:p>
      <text:p text:style-name="P2">©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6">2 <text:a xlink:type="simple" xlink:href="#2.Using the export filters|outline" text:style-name="Internet_20_link" text:visited-style-name="Internet_20_link">Using the export filters</text:a><text:tab/>5</text:p>
          <text:p text:style-name="P6">3 <text:a xlink:type="simple" xlink:href="#3.Using the command line utility|outline" text:style-name="Internet_20_link" text:visited-style-name="Internet_20_link">Using the command line utility</text:a><text:tab/>11</text:p>
          <text:p text:style-name="P6">4 <text:a xlink:type="simple" xlink:href="#4.Configuration|outline" text:style-name="Internet_20_link" text:visited-style-name="Internet_20_link">Configuration</text:a><text:tab/>14</text:p>
          <text:p text:style-name="P6">5 <text:a xlink:type="simple" xlink:href="#5.The LaTeX package ooomath.sty|outline" text:style-name="Internet_20_link" text:visited-style-name="Internet_20_link">The LaTeX package ooomath.sty</text:a><text:tab/>34</text:p>
          <text:p text:style-name="P6">6 <text:a xlink:type="simple" xlink:href="#6.Using Writer2LaTeX from another application|outline" text:style-name="Internet_20_link" text:visited-style-name="Internet_20_link">Using Writer2LaTeX from another application</text:a><text:tab/>35</text:p>
          <text:p text:style-name="P6">7 <text:a xlink:type="simple" xlink:href="#7.Troubleshooting|outline" text:style-name="Internet_20_link" text:visited-style-name="Internet_20_link">Troubleshooting</text:a><text:tab/>40</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10904666" text:style-name="L1">
        <text:list-item>
          <text:p text:style-name="P7"><text:span text:style-name="T4">Writer2LaTeX</text:span> converts OpenDocument text documents to LaTeX 2e, and works together with...</text:p>
        </text:list-item>
        <text:list-item>
          <text:p text:style-name="P7"><text:span text:style-name="T4">Writer2BibTeX</text:span> which extracts bibliographic data from an OpenDocument text document and converts it to BibTeX format.</text:p>
        </text:list-item>
        <text:list-item>
          <text:p text:style-name="P7"><text:span text:style-name="T4">Writer2xhtml</text:span> converts OpenDocument text documents to XHTML 1.0 strict, XHTML 1.1, XHTML 1.1 + MathML 2.0 or EPUB using CSS2 to convert style information.</text:p>
        </text:list-item>
        <text:list-item>
          <text:p text:style-name="P7"><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039946987" text:style-name="L2">
        <text:list-item>
          <text:p text:style-name="P8">...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8">...as a <text:span text:style-name="T2">command line utility</text:span>, independent of OpenOffice.org.</text:p>
        </text:list-item>
        <text:list-item>
          <text:p text:style-name="P8">...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he flexibility makes it possible to use Writer2LaTeX from several philosophies:</text:p>
      <text:list xml:id="list1281633189" text:style-name="L3">
        <text:list-item>
          <text:p text:style-name="P9"><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9">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9">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207004824" text:style-name="L4">
        <text:list-item>
          <text:p text:style-name="P10">Standards compliance is necessary to ensure consistent results when the document is viewed in different browsers. It is also vital to ensure that the created document can be processed further by other tools.</text:p>
        </text:list-item>
        <text:list-item>
          <text:p text:style-name="P10">Customization means that you can control important aspects about the conversion. In particular you can control the style of the document:</text:p>
          <text:list>
            <text:list-item>
              <text:p text:style-name="P10">You can let Writer2xhtml convert the style information in the source document and thus get an XHTML document that has the same general appearance as the original, but is adapted to an online environment.</text:p>
            </text:list-item>
            <text:list-item>
              <text:p text:style-name="P10">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230442190" text:style-name="L5">
        <text:list-item>
          <text:p text:style-name="P11"><text:span text:style-name="T5">writer2latex.oxt</text:span> installs the LaTeX and BibTeX export filters in Writer</text:p>
        </text:list-item>
        <text:list-item>
          <text:p text:style-name="P11"><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3, the built-in version will be hidden (to avoid confusion). If you uninstall version 1.1.3,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76075700" text:style-name="L6">
        <text:list-item>
          <text:p text:style-name="P1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2">XHTML 1.1<text:span text:style-name="T8"> will create an XHTML file using the XHTML 1.1 standard, but without support for mathematical formulas.</text:span></text:p>
        </text:list-item>
        <text:list-item>
          <text:p text:style-name="P1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4">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5">This is how W3C's Math Working Group recommends to put ”math on the web”.</text:p>
        </text:list-item>
        <text:list-item>
          <text:p text:style-name="P15"><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116032183" text:style-name="L7">
        <text:list-item>
          <text:p text:style-name="P16">On unix-like systems this folder will usually be something like</text:p>
          <text:p text:style-name="P16"><text:span text:style-name="Source_20_Text">home directory/.OpenOffice.org2/user</text:span></text:p>
          <text:p text:style-name="P16">or</text:p>
          <text:p text:style-name="P16"><text:span text:style-name="Source_20_Text">home directory/.OpenOffice.org/3/user</text:span></text:p>
        </text:list-item>
        <text:list-item>
          <text:p text:style-name="P16">On Windows it will usually be something like</text:p>
          <text:p text:style-name="P16"><text:span text:style-name="Source_20_Text">C:\Documents and Settings\username\OpenOffice.org2\user</text:span></text:p>
          <text:p text:style-name="P16">or</text:p>
          <text:p text:style-name="P16"><text:span text:style-name="Source_20_Text">C:\Documents and Settings\username\OpenOffice.org\3\user</text:span></text:p>
          <text:p text:style-name="P1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173532835" text:style-name="L8">
        <text:list-item>
          <text:p text:style-name="P17">A configuration file for Writer2LaTeX or Writer2xhtml, see section <text:reference-ref text:reference-format="chapter" text:ref-name="latex-config">4</text:reference-ref>.</text:p>
        </text:list-item>
        <text:list-item>
          <text:p text:style-name="P17">An XHTML template (Writer2xhtml only).</text:p>
        </text:list-item>
        <text:list-item>
          <text:p text:style-name="P17">An OOo template.</text:p>
        </text:list-item>
        <text:list-item>
          <text:p text:style-name="P1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808658512" text:style-name="L9">
        <text:list-item>
          <text:p text:style-name="P18"><text:soft-page-break/>If you export to XHTML, the dialog will show an additional entry <text:span text:style-name="T5">Sample custom style</text:span> in the Style list.</text:p>
        </text:list-item>
        <text:list-item>
          <text:p text:style-name="P1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21598988" text:style-name="L10">
        <text:list-item>
          <text:p text:style-name="P19">Unzip <text:span text:style-name="Source_20_Text">writer2latex113alpha.zip</text:span> into some directory. This will create a subdirectory <text:span text:style-name="Source_20_Text">writer2latex11</text:span>.</text:p>
        </text:list-item>
        <text:list-item>
          <text:p text:style-name="P19">Add this directory to your PATH environment variable.</text:p>
        </text:list-item>
        <text:list-item>
          <text:p text:style-name="P19">Open the file <text:span text:style-name="Source_20_Text">w2l.bat</text:span> with a text editor and replace the path at the top of the file with the full path to Writer2LaTeX, for example</text:p>
          <text:p text:style-name="P27"><text:span text:style-name="Source_20_Text">set W2LPATH="c:\writer2latex11"</text:span></text:p>
          <text:p text:style-name="P19">(If you have extracted to the root of drive C, you don't have to edit this line.)</text:p>
          <text:p text:style-name="P1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27">set JAVAEXE="C:\j2sdk1.5.0_01\bin\java”</text:p>
        </text:list-item>
      </text:list>
      <text:h text:style-name="Heading_20_3" text:outline-level="3">Installation for Unix and friends</text:h>
      <text:list xml:id="list501830475" text:style-name="L11">
        <text:list-item>
          <text:p text:style-name="P20">Unzip <text:span text:style-name="Source_20_Text">writer2latex113alpha.zip</text:span> into some directory. This will create a subdirectory <text:span text:style-name="Source_20_Text">writer2latex11</text:span>.</text:p>
        </text:list-item>
        <text:list-item>
          <text:p text:style-name="P20">Add this directory to your PATH environment variable.</text:p>
        </text:list-item>
        <text:list-item>
          <text:p text:style-name="P20">Add execute permissions to <text:span text:style-name="Source_20_Text">w2l</text:span> as follows:</text:p>
          <text:p text:style-name="P2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33633066" text:style-name="L12">
        <text:list-item>
          <text:p text:style-name="P21"><text:span text:style-name="Source_20_Text">ultraclean.xml</text:span> to produce a <text:span text:style-name="T1">clean</text:span> LaTeX file, ie. almost all the formatting is ignored.</text:p>
        </text:list-item>
        <text:list-item>
          <text:p text:style-name="P21"><text:span text:style-name="Source_20_Text">clean.xml</text:span> is a less radical version; preserves hyperlinks, color and some character formatting.</text:p>
        </text:list-item>
        <text:list-item>
          <text:p text:style-name="P21"><text:span text:style-name="Source_20_Text">pdfscreen.xml</text:span> to produce a LaTeX file which is optimized for screen viewing using the package <text:span text:style-name="Source_20_Text">pdfscreen.sty</text:span>.</text:p>
        </text:list-item>
        <text:list-item>
          <text:p text:style-name="P2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854119128" text:style-name="L13">
              <text:list-item>
                <text:p text:style-name="P26"><text:span text:style-name="Source_20_Text">ignore_all</text:span> will instruct Writer2LaTeX to ignore <text:span text:style-name="T2">all</text:span> character, paragraph, heading, list and footnote formatting contained in the document.</text:p>
              </text:list-item>
              <text:list-item>
                <text:p text:style-name="P26"><text:span text:style-name="Source_20_Text">ignore_most</text:span> will preserve basic character formatting.</text:p>
              </text:list-item>
              <text:list-item>
                <text:p text:style-name="P26"><text:span text:style-name="Source_20_Text">convert_basic</text:span> (default) will preserve basic character formatting as well as all numberings (lists, headings, footnotes).</text:p>
              </text:list-item>
              <text:list-item>
                <text:p text:style-name="P2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2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ext:soft-page-break/>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ext:soft-page-break/>The attributes of the <text:span text:style-name="Source_20_Text">xhtml-style-map</text:span> element are used as follows:</text:p>
      <text:list xml:id="list1956780172" text:style-name="L14">
        <text:list-item>
          <text:p text:style-name="P22"><text:span text:style-name="Source_20_Text">name</text:span> specifies the name of the Writer style.</text:p>
        </text:list-item>
        <text:list-item>
          <text:p text:style-name="P2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2"><text:span text:style-name="Source_20_Text">element</text:span> specifies the XHTML element to use when converting this style. This is not used for frame and list styles.</text:p>
        </text:list-item>
        <text:list-item>
          <text:p text:style-name="P22"><text:span text:style-name="Source_20_Text">css</text:span> specifies the CSS style class to use when converting this style. If it is not specified or the value is <text:span text:style-name="Source_20_Text">“(none)”</text:span>, no CSS class will be used.</text:p>
        </text:list-item>
        <text:list-item>
          <text:p text:style-name="P22"><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oft-page-break/>XHTML templates</text:p>
      <text:p text:style-name="Text_20_body">You can use your own XHTML document as a template for the generated XHTML documents. This should be an ordinary XHTML file (do not include DOCTYPE declaration) with some special elements:</text:p>
      <text:list xml:id="list1706387710" text:style-name="L15">
        <text:list-item>
          <text:p text:style-name="P23">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2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144849937" text:style-name="L16">
        <text:list-item>
          <text:p text:style-name="P24">The <text:span text:style-name="Source_20_Text">sSourceURL</text:span> specifies the URL of the source directory</text:p>
        </text:list-item>
        <text:list-item>
          <text:p text:style-name="P24">The <text:span text:style-name="Source_20_Text">sTargetURL</text:span> specifies the URL of the target directory</text:p>
        </text:list-item>
        <text:list-item>
          <text:p text:style-name="P2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ext:soft-page-break/>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96931478" text:style-name="L17">
        <text:list-item>
          <text:p text:style-name="P25"><text:soft-page-break/>The method <text:span text:style-name="Source_20_Text">convertFormula</text:span> converts a StarMath string to a LaTeX string</text:p>
        </text:list-item>
        <text:list-item>
          <text:p text:style-name="P2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28</text:page-number></text:p>
      </style:header>
      <style:header-left>
        <text:p text:style-name="Header">Page <text:page-number text:select-page="current">28</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5-09T15:37:57</dc:date>
    <meta:print-date>2004-06-29T10:09:33</meta:print-date>
    <dc:language>en-US</dc:language>
    <meta:editing-cycles>253</meta:editing-cycles>
    <meta:editing-duration>PT35H55M43S</meta:editing-duration>
    <meta:document-statistic meta:table-count="25" meta:image-count="1" meta:object-count="0" meta:page-count="40" meta:paragraph-count="1021" meta:word-count="11011" meta:character-count="73012"/>
    <meta:user-defined meta:name="Info 1"/>
    <meta:user-defined meta:name="Info 2"/>
    <meta:user-defined meta:name="Info 3"/>
    <meta:user-defined meta:name="Info 4"/>
  </office:meta>
</office:document-meta>
</file>